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703cm" svg:height="10.785cm" svg:x="4.985cm" svg:y="6.269cm">
            <draw:object draw:notify-on-update-of-ranges="Sheet1.D2:Sheet1.D2 Sheet1.G2:Sheet1.G2 Sheet1.D6:Sheet1.D6 Sheet1.G6:Sheet1.G6 Sheet1.D10:Sheet1.D10 Sheet1.G10:Sheet1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188cm" svg:height="9.005cm" svg:x="20.733cm" svg:y="6.348cm">
            <draw:object draw:notify-on-update-of-ranges="Sheet1.D14:Sheet1.D14 Sheet1.G14:Sheet1.G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# rec</text:p>
          </table:table-cell>
          <table:table-cell office:value-type="string">
            <text:p>sqlite sort1</text:p>
          </table:table-cell>
          <table:table-cell office:value-type="string">
            <text:p>sqlite sort2</text:p>
          </table:table-cell>
          <table:table-cell office:value-type="string">
            <text:p>sqlite sort</text:p>
          </table:table-cell>
          <table:table-cell office:value-type="string">
            <text:p>mysqlite sort1</text:p>
          </table:table-cell>
          <table:table-cell office:value-type="string">
            <text:p>mysqlite sort2</text:p>
          </table:table-cell>
          <table:table-cell office:value-type="string">
            <text:p>mysqlite sort</text:p>
          </table:table-cell>
          <table:table-cell office:value-type="string">
            <text:p>query</text:p>
          </table:table-cell>
          <table:table-cell office:value-type="string">
            <text:p>何倍速い</text:p>
          </table:table-cell>
          <table:table-cell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47.17">
            <text:p>47.17</text:p>
          </table:table-cell>
          <table:table-cell office:value-type="float" office:value="47.29">
            <text:p>47.29</text:p>
          </table:table-cell>
          <table:table-cell table:formula="of:=SUM([.B2:.C2])/COUNT([.B2:.C2])" office:value-type="float" office:value="47.23">
            <text:p>47.23</text:p>
          </table:table-cell>
          <table:table-cell office:value-type="float" office:value="3.08">
            <text:p>3.08</text:p>
          </table:table-cell>
          <table:table-cell office:value-type="float" office:value="3.09">
            <text:p>3.09</text:p>
          </table:table-cell>
          <table:table-cell table:formula="of:=SUM([.E2:.F2])/COUNT([.E2:.F2])" office:value-type="float" office:value="3.085">
            <text:p>3.085</text:p>
          </table:table-cell>
          <table:table-cell office:value-type="string">
            <text:p>select * from T order by val_col limit 5</text:p>
          </table:table-cell>
          <table:table-cell table:formula="of:=[.D2]/[.G2]" office:value-type="float" office:value="15.3095623987034">
            <text:p>15.3095623987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string">
            <text:p># rec</text:p>
          </table:table-cell>
          <table:table-cell office:value-type="string">
            <text:p>sqlite group-by1</text:p>
          </table:table-cell>
          <table:table-cell office:value-type="string">
            <text:p>sqlite group-by2</text:p>
          </table:table-cell>
          <table:table-cell office:value-type="string">
            <text:p>sqlite group-by</text:p>
          </table:table-cell>
          <table:table-cell office:value-type="string">
            <text:p>mysqlite group-by1</text:p>
          </table:table-cell>
          <table:table-cell office:value-type="string">
            <text:p>mysqlite group-by2</text:p>
          </table:table-cell>
          <table:table-cell office:value-type="string">
            <text:p>mysqlite group-by</text:p>
          </table:table-cell>
          <table:table-cell office:value-type="string">
            <text:p>query</text:p>
          </table:table-cell>
          <table:table-cell office:value-type="string">
            <text:p>何倍速い</text:p>
          </table:table-cell>
          <table:table-cell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58.74">
            <text:p>58.74</text:p>
          </table:table-cell>
          <table:table-cell office:value-type="float" office:value="58.89">
            <text:p>58.89</text:p>
          </table:table-cell>
          <table:table-cell table:formula="of:=SUM([.B6:.C6])/COUNT([.B6:.C6])" office:value-type="float" office:value="58.815">
            <text:p>58.815</text:p>
          </table:table-cell>
          <table:table-cell office:value-type="float" office:value="6.45">
            <text:p>6.45</text:p>
          </table:table-cell>
          <table:table-cell office:value-type="float" office:value="6.58">
            <text:p>6.58</text:p>
          </table:table-cell>
          <table:table-cell table:formula="of:=SUM([.E6:.F6])/COUNT([.E6:.F6])" office:value-type="float" office:value="6.515">
            <text:p>6.515</text:p>
          </table:table-cell>
          <table:table-cell office:value-type="string">
            <text:p>select avg(val_col) from T group by key_col;</text:p>
          </table:table-cell>
          <table:table-cell table:formula="of:=[.D6]/[.G6]" office:value-type="float" office:value="9.02762854950115">
            <text:p>9.0276285495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string">
            <text:p># rec</text:p>
          </table:table-cell>
          <table:table-cell office:value-type="string">
            <text:p>sqlite scan-only</text:p>
          </table:table-cell>
          <table:table-cell office:value-type="string">
            <text:p>sqlite scan-only2</text:p>
          </table:table-cell>
          <table:table-cell office:value-type="string">
            <text:p>sqlite scan-only</text:p>
          </table:table-cell>
          <table:table-cell office:value-type="string">
            <text:p>mysqlite scan-only1</text:p>
          </table:table-cell>
          <table:table-cell office:value-type="string">
            <text:p>mysqlite scan-only2</text:p>
          </table:table-cell>
          <table:table-cell office:value-type="string">
            <text:p>mysqlite scan-only</text:p>
          </table:table-cell>
          <table:table-cell office:value-type="string">
            <text:p>query</text:p>
          </table:table-cell>
          <table:table-cell office:value-type="string">
            <text:p>何倍速い</text:p>
          </table:table-cell>
          <table:table-cell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SUM([.B10:.C10])/COUNT([.B10:.C10])" office:value-type="float" office:value="0.135">
            <text:p>0.135</text:p>
          </table:table-cell>
          <table:table-cell office:value-type="float" office:value="1.37">
            <text:p>1.37</text:p>
          </table:table-cell>
          <table:table-cell office:value-type="float" office:value="1.38">
            <text:p>1.38</text:p>
          </table:table-cell>
          <table:table-cell table:formula="of:=SUM([.E10:.F10])/COUNT([.E10:.F10])" office:value-type="float" office:value="1.375">
            <text:p>1.375</text:p>
          </table:table-cell>
          <table:table-cell office:value-type="string">
            <text:p>select count(*) from T</text:p>
          </table:table-cell>
          <table:table-cell table:formula="of:=[.D10]/[.G10]" office:value-type="float" office:value="0.0981818181818182">
            <text:p>0.0981818182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string">
            <text:p># rec x rec</text:p>
          </table:table-cell>
          <table:table-cell office:value-type="string">
            <text:p>sqlite join</text:p>
          </table:table-cell>
          <table:table-cell office:value-type="string">
            <text:p>sqlite join2</text:p>
          </table:table-cell>
          <table:table-cell office:value-type="string">
            <text:p>sqlite join</text:p>
          </table:table-cell>
          <table:table-cell office:value-type="string">
            <text:p>mysqlite join1</text:p>
          </table:table-cell>
          <table:table-cell office:value-type="string">
            <text:p>mysqlite join2</text:p>
          </table:table-cell>
          <table:table-cell office:value-type="string">
            <text:p>mysqlite join</text:p>
          </table:table-cell>
          <table:table-cell office:value-type="string">
            <text:p>query</text:p>
          </table:table-cell>
          <table:table-cell office:value-type="string">
            <text:p>何倍速い</text:p>
          </table:table-cell>
          <table:table-cell office:value-type="string">
            <text:p>備考</text:p>
          </table:table-cell>
        </table:table-row>
        <table:table-row table:style-name="ro1">
          <table:table-cell office:value-type="string">
            <text:p>100 x 250000</text:p>
          </table:table-cell>
          <table:table-cell table:number-columns-repeated="2" office:value-type="float" office:value="2.06">
            <text:p>2.06</text:p>
          </table:table-cell>
          <table:table-cell table:formula="of:=SUM([.B14:.C14])/COUNT([.B14:.C14])" office:value-type="float" office:value="2.06">
            <text:p>2.06</text:p>
          </table:table-cell>
          <table:table-cell office:value-type="float" office:value="4.19">
            <text:p>4.19</text:p>
          </table:table-cell>
          <table:table-cell office:value-type="float" office:value="4.2">
            <text:p>4.2</text:p>
          </table:table-cell>
          <table:table-cell table:formula="of:=SUM([.E14:.F14])/COUNT([.E14:.F14])" office:value-type="float" office:value="4.195">
            <text:p>4.195</text:p>
          </table:table-cell>
          <table:table-cell office:value-type="string">
            <text:p>select count(*) from T, S where T.key_col = S.key_col;</text:p>
          </table:table-cell>
          <table:table-cell table:formula="of:=[.D14]/[.G14]" office:value-type="float" office:value="0.491060786650775">
            <text:p>0.4910607867</text:p>
          </table:table-cell>
          <table:table-cell office:value-type="string">
            <text:p>100回内表の250000レコードをスキャンした? 25000 * 100 = 2.5 * 10000000 で、そうなると1.375 * 2.5 = 3.437secくらいスキャンにかかる</text:p>
          </table:table-cell>
        </table:table-row>
        <table:table-row table:style-name="ro2" table:number-rows-repeated="104856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tani </meta:initial-creator>
    <meta:creation-date>2014-02-18T08:36:23</meta:creation-date>
    <dc:date>2014-02-18T10:44:55</dc:date>
    <dc:creator>nakatani </dc:creator>
    <meta:editing-duration>PT1H56M33S</meta:editing-duration>
    <meta:editing-cycles>14</meta:editing-cycles>
    <meta:generator>LibreOffice/4.0.2.2$Linux_X86_64 LibreOffice_project/400m0$Build-2</meta:generator>
    <meta:document-statistic meta:table-count="1" meta:cell-count="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8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16pt" style:font-size-complex="9pt"/>
    </style:style>
    <style:style style:name="ch7" style:family="chart" style:data-style-name="N0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6pt" style:font-size-asian="16pt" style:font-size-complex="10pt"/>
    </style:style>
    <style:style style:name="ch8" style:family="chart">
      <style:chart-properties chart:auto-position="true" style:rotation-angle="90"/>
      <style:text-properties fo:font-size="16pt" style:font-size-asian="16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04cm" svg:height="10.786cm" xlink:href=".." xlink:type="simple" chart:class="chart:bar" chart:style-name="ch1">
        <chart:title svg:x="1.729cm" svg:y="0.026cm" chart:style-name="ch2">
          <text:p>SQLite,MySQLiteのクエリ実行速度比較</text:p>
        </chart:title>
        <chart:legend svg:x="10.412cm" svg:y="2.556cm" style:legend-expansion="custom" chartooo:width="3.403cm" chartooo:height="1.813cm" style:legend-expansion-aspect-ratio="1.87699944842802" chart:style-name="ch3"/>
        <chart:plot-area chart:style-name="ch4" table:cell-range-address="Sheet1.D2:Sheet1.D2 Sheet1.G2:Sheet1.G2 Sheet1.D6:Sheet1.D6 Sheet1.G6:Sheet1.G6 Sheet1.D10:Sheet1.D10 Sheet1.G10:Sheet1.G10" chart:data-source-has-labels="row" svg:x="1.192cm" svg:y="1.085cm" svg:width="12.904cm" svg:height="8.918cm">
          <chartooo:coordinate-region svg:x="2.078cm" svg:y="1.39cm" svg:width="12.018cm" svg:height="8.308cm"/>
          <chart:axis chart:dimension="x" chart:name="primary-x" chart:style-name="ch5">
            <chart:title svg:x="1.562cm" svg:y="9.839cm" chart:style-name="ch6">
              <text:p>            Sort               Group-by           Scan-only</text:p>
            </chart:title>
          </chart:axis>
          <chart:axis chart:dimension="y" chart:name="primary-y" chart:style-name="ch7">
            <chart:title svg:x="0.001cm" svg:y="7.45cm" chart:style-name="ch8">
              <text:p>実行時間 [秒]</text:p>
            </chart:title>
            <chart:grid chart:style-name="ch9" chart:class="major"/>
          </chart:axis>
          <chart:series chart:style-name="ch10" chart:values-cell-range-address="Sheet1.D2:Sheet1.D2" chart:label-cell-address="" chart:class="chart:bar">
            <chart:data-point/>
          </chart:series>
          <chart:series chart:style-name="ch11" chart:values-cell-range-address="Sheet1.G2:Sheet1.G2" chart:label-cell-address="" chart:class="chart:bar">
            <chart:data-point/>
          </chart:series>
          <chart:series chart:style-name="ch12" chart:values-cell-range-address="" chart:label-cell-address="" chart:class="chart:bar">
            <chart:data-point/>
          </chart:series>
          <chart:series chart:style-name="ch10" chart:values-cell-range-address="Sheet1.D6:Sheet1.D6" chart:label-cell-address="" chart:class="chart:bar">
            <chart:data-point/>
          </chart:series>
          <chart:series chart:style-name="ch11" chart:values-cell-range-address="Sheet1.G6:Sheet1.G6" chart:label-cell-address="" chart:class="chart:bar">
            <chart:data-point/>
          </chart:series>
          <chart:series chart:style-name="ch12" chart:values-cell-range-address="" chart:label-cell-address="" chart:class="chart:bar">
            <chart:data-point/>
          </chart:series>
          <chart:series chart:style-name="ch10" chart:values-cell-range-address="Sheet1.D10:Sheet1.D10" chart:label-cell-address="" chart:class="chart:bar">
            <chart:data-point/>
          </chart:series>
          <chart:series chart:style-name="ch11" chart:values-cell-range-address="Sheet1.G10:Sheet1.G10" chart:label-cell-address="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ite</text:p>
              </table:table-cell>
              <table:table-cell office:value-type="string">
                <text:p>MySQLite</text:p>
              </table:table-cell>
              <table:table-cell office:value-type="string">
                <text:p> </text:p>
              </table:table-cell>
              <table:table-cell office:value-type="string">
                <text:p>SQLite group-by</text:p>
              </table:table-cell>
              <table:table-cell office:value-type="string">
                <text:p>MySQLite Group-by</text:p>
              </table:table-cell>
              <table:table-cell office:value-type="string">
                <text:p> </text:p>
              </table:table-cell>
              <table:table-cell office:value-type="string">
                <text:p>SQLite scan-only</text:p>
              </table:table-cell>
              <table:table-cell office:value-type="string">
                <text:p>MySQLite scan-only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.23">
                <text:p>47.23</text:p>
                <draw:g>
                  <svg:desc>Sheet1.D2:Sheet1.D2</svg:desc>
                </draw:g>
              </table:table-cell>
              <table:table-cell office:value-type="float" office:value="3.085">
                <text:p>3.085</text:p>
                <draw:g>
                  <svg:desc>Sheet1.G2:Sheet1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8.815">
                <text:p>58.815</text:p>
                <draw:g>
                  <svg:desc>Sheet1.D6:Sheet1.D6</svg:desc>
                </draw:g>
              </table:table-cell>
              <table:table-cell office:value-type="float" office:value="6.515">
                <text:p>6.515</text:p>
                <draw:g>
                  <svg:desc>Sheet1.G6:Sheet1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135">
                <text:p>0.135</text:p>
                <draw:g>
                  <svg:desc>Sheet1.D10:Sheet1.D10</svg:desc>
                </draw:g>
              </table:table-cell>
              <table:table-cell office:value-type="float" office:value="1.375">
                <text:p>1.375</text:p>
                <draw:g>
                  <svg:desc>Sheet1.G10:Sheet1.G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8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16pt" style:font-size-complex="9pt"/>
    </style:style>
    <style:style style:name="ch7" style:family="chart" style:data-style-name="N0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6pt" style:font-size-asian="16pt" style:font-size-complex="10pt"/>
    </style:style>
    <style:style style:name="ch8" style:family="chart">
      <style:chart-properties chart:auto-position="true" style:rotation-angle="90"/>
      <style:text-properties fo:font-size="16pt" style:font-size-asian="16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04cm" svg:height="10.786cm" xlink:href=".." xlink:type="simple" chart:class="chart:bar" chart:style-name="ch1">
        <chart:title svg:x="1.729cm" svg:y="0.026cm" chart:style-name="ch2">
          <text:p>SQLite,MySQLiteのクエリ実行速度比較</text:p>
        </chart:title>
        <chart:legend svg:x="10.412cm" svg:y="2.556cm" style:legend-expansion="custom" chartooo:width="3.403cm" chartooo:height="1.813cm" style:legend-expansion-aspect-ratio="1.87699944842802" chart:style-name="ch3"/>
        <chart:plot-area chart:style-name="ch4" table:cell-range-address="Sheet1.D2:Sheet1.D2 Sheet1.G2:Sheet1.G2 Sheet1.D6:Sheet1.D6 Sheet1.G6:Sheet1.G6 Sheet1.D10:Sheet1.D10 Sheet1.G10:Sheet1.G10" svg:x="1.192cm" svg:y="1.085cm" svg:width="12.904cm" svg:height="8.918cm">
          <chartooo:coordinate-region svg:x="2.078cm" svg:y="1.39cm" svg:width="12.018cm" svg:height="8.308cm"/>
          <chart:axis chart:dimension="x" chart:name="primary-x" chart:style-name="ch5">
            <chart:title svg:x="1.562cm" svg:y="9.839cm" chart:style-name="ch6">
              <text:p>            Sort               Group-by           Scan-only</text:p>
            </chart:title>
          </chart:axis>
          <chart:axis chart:dimension="y" chart:name="primary-y" chart:style-name="ch7">
            <chart:title svg:x="0.001cm" svg:y="7.45cm" chart:style-name="ch8">
              <text:p>実行時間 [秒]</text:p>
            </chart:title>
            <chart:grid chart:style-name="ch9" chart:class="major"/>
          </chart:axis>
          <chart:series chart:style-name="ch10" chart:values-cell-range-address="Sheet1.D2:Sheet1.D2" chart:class="chart:bar">
            <chart:data-point/>
          </chart:series>
          <chart:series chart:style-name="ch11" chart:values-cell-range-address="Sheet1.G2:Sheet1.G2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0" chart:values-cell-range-address="Sheet1.D6:Sheet1.D6" chart:class="chart:bar">
            <chart:data-point/>
          </chart:series>
          <chart:series chart:style-name="ch11" chart:values-cell-range-address="Sheet1.G6:Sheet1.G6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0" chart:values-cell-range-address="Sheet1.D10:Sheet1.D10" chart:class="chart:bar">
            <chart:data-point/>
          </chart:series>
          <chart:series chart:style-name="ch11" chart:values-cell-range-address="Sheet1.G10:Sheet1.G1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.23">
                <text:p>47.23</text:p>
                <draw:g>
                  <svg:desc>Sheet1.D2:Sheet1.D2</svg:desc>
                </draw:g>
              </table:table-cell>
              <table:table-cell office:value-type="float" office:value="3.085">
                <text:p>3.085</text:p>
                <draw:g>
                  <svg:desc>Sheet1.G2:Sheet1.G2</svg:desc>
                </draw:g>
              </table:table-cell>
              <table:table-cell office:value-type="float" office:value="58.815">
                <text:p>58.815</text:p>
                <draw:g>
                  <svg:desc>Sheet1.D6:Sheet1.D6</svg:desc>
                </draw:g>
              </table:table-cell>
              <table:table-cell office:value-type="float" office:value="6.515">
                <text:p>6.515</text:p>
                <draw:g>
                  <svg:desc>Sheet1.G6:Sheet1.G6</svg:desc>
                </draw:g>
              </table:table-cell>
              <table:table-cell office:value-type="float" office:value="0.135">
                <text:p>0.135</text:p>
                <draw:g>
                  <svg:desc>Sheet1.D10:Sheet1.D10</svg:desc>
                </draw:g>
              </table:table-cell>
              <table:table-cell office:value-type="float" office:value="1.375">
                <text:p>1.375</text:p>
                <draw:g>
                  <svg:desc>Sheet1.G10:Sheet1.G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8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16pt" style:font-size-complex="9pt"/>
    </style:style>
    <style:style style:name="ch7" style:family="chart" style:data-style-name="N0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6pt" style:font-size-asian="16pt" style:font-size-complex="10pt"/>
    </style:style>
    <style:style style:name="ch8" style:family="chart">
      <style:chart-properties chart:auto-position="true" style:rotation-angle="90"/>
      <style:text-properties fo:font-size="16pt" style:font-size-asian="16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f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04cm" svg:height="10.786cm" xlink:href=".." xlink:type="simple" chart:class="chart:bar" chart:style-name="ch1">
        <chart:title svg:x="1.729cm" svg:y="0.026cm" chart:style-name="ch2">
          <text:p>SQLite,MySQLiteのクエリ実行速度比較</text:p>
        </chart:title>
        <chart:legend svg:x="10.412cm" svg:y="2.556cm" style:legend-expansion="custom" chartooo:width="3.403cm" chartooo:height="1.813cm" style:legend-expansion-aspect-ratio="1.87699944842802" chart:style-name="ch3"/>
        <chart:plot-area chart:style-name="ch4" table:cell-range-address="Sheet1.D2:Sheet1.D2 Sheet1.G2:Sheet1.G2 Sheet1.D6:Sheet1.D6 Sheet1.G6:Sheet1.G6 Sheet1.D10:Sheet1.D10 Sheet1.G10:Sheet1.G10" svg:x="1.192cm" svg:y="1.085cm" svg:width="12.904cm" svg:height="8.918cm">
          <chartooo:coordinate-region svg:x="2.078cm" svg:y="1.39cm" svg:width="12.018cm" svg:height="8.308cm"/>
          <chart:axis chart:dimension="x" chart:name="primary-x" chart:style-name="ch5">
            <chart:title svg:x="1.562cm" svg:y="9.839cm" chart:style-name="ch6">
              <text:p>            Sort               Group-by           Scan-only</text:p>
            </chart:title>
          </chart:axis>
          <chart:axis chart:dimension="y" chart:name="primary-y" chart:style-name="ch7">
            <chart:title svg:x="0.001cm" svg:y="7.45cm" chart:style-name="ch8">
              <text:p>実行時間 [秒]</text:p>
            </chart:title>
            <chart:grid chart:style-name="ch9" chart:class="major"/>
          </chart:axis>
          <chart:series chart:style-name="ch10" chart:values-cell-range-address="Sheet1.D2:Sheet1.D2" chart:class="chart:bar">
            <chart:data-point/>
          </chart:series>
          <chart:series chart:style-name="ch11" chart:values-cell-range-address="Sheet1.G2:Sheet1.G2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0" chart:values-cell-range-address="Sheet1.D6:Sheet1.D6" chart:class="chart:bar">
            <chart:data-point/>
          </chart:series>
          <chart:series chart:style-name="ch11" chart:values-cell-range-address="Sheet1.G6:Sheet1.G6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0" chart:values-cell-range-address="Sheet1.D10:Sheet1.D10" chart:class="chart:bar">
            <chart:data-point/>
          </chart:series>
          <chart:series chart:style-name="ch11" chart:values-cell-range-address="Sheet1.G10:Sheet1.G1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.23">
                <text:p>47.23</text:p>
                <draw:g>
                  <svg:desc>Sheet1.D2:Sheet1.D2</svg:desc>
                </draw:g>
              </table:table-cell>
              <table:table-cell office:value-type="float" office:value="3.085">
                <text:p>3.085</text:p>
                <draw:g>
                  <svg:desc>Sheet1.G2:Sheet1.G2</svg:desc>
                </draw:g>
              </table:table-cell>
              <table:table-cell office:value-type="float" office:value="58.815">
                <text:p>58.815</text:p>
                <draw:g>
                  <svg:desc>Sheet1.D6:Sheet1.D6</svg:desc>
                </draw:g>
              </table:table-cell>
              <table:table-cell office:value-type="float" office:value="6.515">
                <text:p>6.515</text:p>
                <draw:g>
                  <svg:desc>Sheet1.G6:Sheet1.G6</svg:desc>
                </draw:g>
              </table:table-cell>
              <table:table-cell office:value-type="float" office:value="0.135">
                <text:p>0.135</text:p>
                <draw:g>
                  <svg:desc>Sheet1.D10:Sheet1.D10</svg:desc>
                </draw:g>
              </table:table-cell>
              <table:table-cell office:value-type="float" office:value="1.375">
                <text:p>1.375</text:p>
                <draw:g>
                  <svg:desc>Sheet1.G10:Sheet1.G1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8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6pt" style:font-size-asian="16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6pt" style:font-size-complex="10pt"/>
    </style:style>
    <style:style style:name="ch8" style:family="chart">
      <style:chart-properties chart:auto-position="true" style:rotation-angle="90"/>
      <style:text-properties fo:font-size="16pt" style:font-size-asian="16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9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89cm" svg:height="9.006cm" xlink:href=".." xlink:type="simple" chart:class="chart:bar" chart:style-name="ch1">
        <chart:title svg:x="1.252cm" svg:y="0cm" chart:style-name="ch2">
          <text:p>SQLite,MySQLite のクエリ実行速度比較</text:p>
        </chart:title>
        <chart:legend svg:x="2.73cm" svg:y="1.923cm" style:legend-expansion="custom" chartooo:width="3.33cm" chartooo:height="1.557cm" style:legend-expansion-aspect-ratio="2.13872832369942" chart:style-name="ch3"/>
        <chart:plot-area chart:style-name="ch4" table:cell-range-address="Sheet1.D14:Sheet1.D14 Sheet1.G14:Sheet1.G14" chart:data-source-has-labels="row" svg:x="1.093cm" svg:y="1.294cm" svg:width="11.059cm" svg:height="6.761cm">
          <chartooo:coordinate-region svg:x="2.138cm" svg:y="1.599cm" svg:width="10.014cm" svg:height="6.151cm"/>
          <chart:axis chart:dimension="x" chart:name="primary-x" chart:style-name="ch5">
            <chart:title svg:x="6.35cm" svg:y="8.007cm" chart:style-name="ch6">
              <text:p>Join</text:p>
            </chart:title>
          </chart:axis>
          <chart:axis chart:dimension="y" chart:name="primary-y" chart:style-name="ch7">
            <chart:title svg:x="0.001cm" svg:y="6.58cm" chart:style-name="ch8">
              <text:p>実行時間 [秒]</text:p>
            </chart:title>
            <chart:grid chart:style-name="ch9" chart:class="major"/>
          </chart:axis>
          <chart:series chart:style-name="ch10" chart:values-cell-range-address="Sheet1.D14:Sheet1.D14" chart:label-cell-address="" chart:class="chart:bar">
            <chart:data-point/>
          </chart:series>
          <chart:series chart:style-name="ch11" chart:values-cell-range-address="Sheet1.G14:Sheet1.G14" chart:label-cell-address="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Lite</text:p>
              </table:table-cell>
              <table:table-cell office:value-type="string">
                <text:p>MySQLit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06">
                <text:p>2.06</text:p>
                <draw:g>
                  <svg:desc>Sheet1.D14:Sheet1.D14</svg:desc>
                </draw:g>
              </table:table-cell>
              <table:table-cell office:value-type="float" office:value="4.195">
                <text:p>4.195</text:p>
                <draw:g>
                  <svg:desc>Sheet1.G14:Sheet1.G1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style:font-size-asian="18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6pt" style:font-size-asian="16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6pt" style:font-size-complex="10pt"/>
    </style:style>
    <style:style style:name="ch8" style:family="chart">
      <style:chart-properties chart:auto-position="true" style:rotation-angle="90"/>
      <style:text-properties fo:font-size="16pt" style:font-size-asian="16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9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89cm" svg:height="9.006cm" xlink:href=".." xlink:type="simple" chart:class="chart:bar" chart:style-name="ch1">
        <chart:title svg:x="1.253cm" svg:y="0cm" chart:style-name="ch2">
          <text:p>SQLite,MySQLite のクエリ実行速度比較</text:p>
        </chart:title>
        <chart:legend svg:x="2.73cm" svg:y="1.923cm" style:legend-expansion="custom" chartooo:width="3.33cm" chartooo:height="1.557cm" style:legend-expansion-aspect-ratio="2.13872832369942" chart:style-name="ch3"/>
        <chart:plot-area chart:style-name="ch4" table:cell-range-address="Sheet1.D14:Sheet1.D14 Sheet1.G14:Sheet1.G14" svg:x="1.093cm" svg:y="1.294cm" svg:width="11.059cm" svg:height="6.761cm">
          <chartooo:coordinate-region svg:x="2.138cm" svg:y="1.599cm" svg:width="10.014cm" svg:height="6.151cm"/>
          <chart:axis chart:dimension="x" chart:name="primary-x" chart:style-name="ch5">
            <chart:title svg:x="6.351cm" svg:y="8.008cm" chart:style-name="ch6">
              <text:p>Join</text:p>
            </chart:title>
          </chart:axis>
          <chart:axis chart:dimension="y" chart:name="primary-y" chart:style-name="ch7">
            <chart:title svg:x="0.001cm" svg:y="6.58cm" chart:style-name="ch8">
              <text:p>実行時間 [秒]</text:p>
            </chart:title>
            <chart:grid chart:style-name="ch9" chart:class="major"/>
          </chart:axis>
          <chart:series chart:style-name="ch10" chart:values-cell-range-address="Sheet1.D14:Sheet1.D14" chart:class="chart:bar">
            <chart:data-point/>
          </chart:series>
          <chart:series chart:style-name="ch11" chart:values-cell-range-address="Sheet1.G14:Sheet1.G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.06">
                <text:p>2.06</text:p>
                <draw:g>
                  <svg:desc>Sheet1.D14:Sheet1.D14</svg:desc>
                </draw:g>
              </table:table-cell>
              <table:table-cell office:value-type="float" office:value="4.195">
                <text:p>4.195</text:p>
                <draw:g>
                  <svg:desc>Sheet1.G14:Sheet1.G1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